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30000012E593B771745B82A90.png" manifest:media-type="image/png"/>
  <manifest:file-entry manifest:full-path="Pictures/100000010000037200000124CF29866A514CF45A.png" manifest:media-type="image/png"/>
  <manifest:file-entry manifest:full-path="Pictures/10000001000005FF000002BB2B4C85DF53E96FED.png" manifest:media-type="image/png"/>
  <manifest:file-entry manifest:full-path="Pictures/10000001000005020000036D593AA0687C1C3841.png" manifest:media-type="image/png"/>
  <manifest:file-entry manifest:full-path="Pictures/100000010000060A000000F6B5E1A54A4E61ADCA.png" manifest:media-type="image/png"/>
  <manifest:file-entry manifest:full-path="Pictures/10000001000005D50000033FFE5CBBF6BC7A9B23.png" manifest:media-type="image/png"/>
  <manifest:file-entry manifest:full-path="Pictures/1000000100000164000002E72BB107AE7C52E0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b5a" officeooo:paragraph-rsid="00176b5a"/>
    </style:style>
    <style:style style:name="P2" style:family="paragraph" style:parent-style-name="Standard">
      <style:text-properties officeooo:rsid="00176b5a" officeooo:paragraph-rsid="00176b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<draw:frame draw:style-name="fr4" draw:name="Imagen1" text:anchor-type="char" svg:x="0.166cm" svg:y="0.328cm" svg:width="16.044cm" svg:height="5.517cm" draw:z-index="0"><draw:image xlink:href="Pictures/100000010000037200000124CF29866A514CF45A.png" xlink:type="simple" xlink:show="embed" xlink:actuate="onLoad" draw:mime-type="image/png"/></draw:frame></text:p>
      <text:p text:style-name="P1"/>
      <text:p text:style-name="P1"/>
      <text:p text:style-name="P1">2-</text:p>
      <text:p text:style-name="P1"><draw:frame draw:style-name="fr3" draw:name="Imagen2" text:anchor-type="char" svg:width="16.672cm" svg:height="7.59cm" draw:z-index="1"><draw:image xlink:href="Pictures/10000001000005FF000002BB2B4C85DF53E96FED.png" xlink:type="simple" xlink:show="embed" xlink:actuate="onLoad" draw:mime-type="image/png"/></draw:frame></text:p>
      <text:p text:style-name="P1"/>
      <text:p text:style-name="P1">-</text:p>
      <text:p text:style-name="P1"/>
      <text:p text:style-name="P1"/>
      <text:p text:style-name="P1"/>
      <text:p text:style-name="P1">3-</text:p>
      <text:p text:style-name="P1"><draw:frame draw:style-name="fr2" draw:name="Imagen3" text:anchor-type="char" svg:width="16.672cm" svg:height="11.404cm" draw:z-index="2"><draw:image xlink:href="Pictures/10000001000005020000036D593AA0687C1C3841.png" xlink:type="simple" xlink:show="embed" xlink:actuate="onLoad" draw:mime-type="image/png"/></draw:frame><text:soft-page-break/></text:p>
      <text:p text:style-name="P1">-</text:p>
      <text:p text:style-name="P1"><draw:frame draw:style-name="fr3" draw:name="Imagen4" text:anchor-type="char" svg:width="16.672cm" svg:height="2.651cm" draw:z-index="3"><draw:image xlink:href="Pictures/100000010000060A000000F6B5E1A54A4E61ADCA.png" xlink:type="simple" xlink:show="embed" xlink:actuate="onLoad" draw:mime-type="image/png"/></draw:frame></text:p>
      <text:p text:style-name="P1">-</text:p>
      <text:p text:style-name="P1"><draw:frame draw:style-name="fr3" draw:name="Imagen5" text:anchor-type="char" svg:width="16.672cm" svg:height="5.226cm" draw:z-index="4"><draw:image xlink:href="Pictures/10000001000003C30000012E593B771745B82A90.png" xlink:type="simple" xlink:show="embed" xlink:actuate="onLoad" draw:mime-type="image/png"/></draw:frame></text:p>
      <text:p text:style-name="P1"/>
      <text:p text:style-name="P1">4-</text:p>
      <text:p text:style-name="P1"/>
      <text:p text:style-name="P1">-</text:p>
      <text:p text:style-name="P1"><draw:frame draw:style-name="fr2" draw:name="Imagen6" text:anchor-type="char" svg:width="16.672cm" svg:height="9.28cm" draw:z-index="5"><draw:image xlink:href="Pictures/10000001000005D50000033FFE5CBBF6BC7A9B23.png" xlink:type="simple" xlink:show="embed" xlink:actuate="onLoad" draw:mime-type="image/png"/></draw:frame><text:soft-page-break/></text:p>
      <text:p text:style-name="P1">-</text:p>
      <text:p text:style-name="P1"><draw:frame draw:style-name="fr1" draw:name="Imagen7" text:anchor-type="char" svg:width="9.871cm" svg:height="15.729cm" draw:z-index="6"><draw:image xlink:href="Pictures/1000000100000164000002E72BB107AE7C52E0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eeeeee" draw:start-intensity="100%" draw:end-intensity="100%" draw:angle="223deg" draw:border="7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shadow="#808080 0.176cm 0.176cm" fo:background-color="#f7f7f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f7f7f7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f7f7f7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03:00.427000000</meta:creation-date>
    <dc:date>2022-09-21T13:07:47.955000000</dc:date>
    <meta:editing-duration>PT32M6S</meta:editing-duration>
    <meta:editing-cycles>5</meta:editing-cycles>
    <meta:generator>LibreOffice/7.3.3.2$Windows_X86_64 LibreOffice_project/d1d0ea68f081ee2800a922cac8f79445e4603348</meta:generator>
    <meta:document-statistic meta:table-count="0" meta:image-count="7" meta:object-count="0" meta:page-count="3" meta:paragraph-count="9" meta:word-count="9" meta:character-count="13" meta:non-whitespace-character-count="13"/>
  </office:meta>
</office:document-meta>
</file>